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alores_pendulo" table:style-name="ta1">
        <table:shapes>
          <draw:frame draw:z-index="0" draw:style-name="gr1" draw:text-style-name="P1" svg:width="778.45mm" svg:height="199.25mm" svg:x="34.13mm" svg:y="1.13mm">
            <loext:p draw:notify-on-update-of-ranges="valores_pendulo.A1:valores_pendulo.A283 valores_pendulo.B1:valores_pendulo.B2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empo </text:p>
          </table:table-cell>
          <table:table-cell office:value-type="string" calcext:value-type="string">
            <text:p><text:s/>medic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5083" calcext:value-type="float">
            <text:p>5083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5183" calcext:value-type="float">
            <text:p>5183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5284" calcext:value-type="float">
            <text:p>5284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5385" calcext:value-type="float">
            <text:p>5385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5586" calcext:value-type="float">
            <text:p>5586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5687" calcext:value-type="float">
            <text:p>5687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5989" calcext:value-type="float">
            <text:p>5989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6089" calcext:value-type="float">
            <text:p>6089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6391" calcext:value-type="float">
            <text:p>6391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6593" calcext:value-type="float">
            <text:p>6593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6693" calcext:value-type="float">
            <text:p>6693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6794" calcext:value-type="float">
            <text:p>679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6895" calcext:value-type="float">
            <text:p>6895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6995" calcext:value-type="float">
            <text:p>6995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7096" calcext:value-type="float">
            <text:p>7096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7197" calcext:value-type="float">
            <text:p>7197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7298" calcext:value-type="float">
            <text:p>7298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7398" calcext:value-type="float">
            <text:p>7398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7499" calcext:value-type="float">
            <text:p>7499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7902" calcext:value-type="float">
            <text:p>7902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8002" calcext:value-type="float">
            <text:p>8002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8102" calcext:value-type="float">
            <text:p>8102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8204" calcext:value-type="float">
            <text:p>820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8304" calcext:value-type="float">
            <text:p>830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8404" calcext:value-type="float">
            <text:p>840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8506" calcext:value-type="float">
            <text:p>8506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8606" calcext:value-type="float">
            <text:p>8606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8707" calcext:value-type="float">
            <text:p>8707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8908" calcext:value-type="float">
            <text:p>8908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9210" calcext:value-type="float">
            <text:p>921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9311" calcext:value-type="float">
            <text:p>9311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9412" calcext:value-type="float">
            <text:p>9412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9512" calcext:value-type="float">
            <text:p>9512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9613" calcext:value-type="float">
            <text:p>9613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9714" calcext:value-type="float">
            <text:p>9714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9815" calcext:value-type="float">
            <text:p>9815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9915" calcext:value-type="float">
            <text:p>9915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0217" calcext:value-type="float">
            <text:p>10217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0318" calcext:value-type="float">
            <text:p>10318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0419" calcext:value-type="float">
            <text:p>10419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0519" calcext:value-type="float">
            <text:p>10519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0620" calcext:value-type="float">
            <text:p>10620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0721" calcext:value-type="float">
            <text:p>10721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0821" calcext:value-type="float">
            <text:p>10821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10923" calcext:value-type="float">
            <text:p>10923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1023" calcext:value-type="float">
            <text:p>11023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1123" calcext:value-type="float">
            <text:p>11123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1225" calcext:value-type="float">
            <text:p>11225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1325" calcext:value-type="float">
            <text:p>11325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1425" calcext:value-type="float">
            <text:p>11425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11527" calcext:value-type="float">
            <text:p>11527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1627" calcext:value-type="float">
            <text:p>11627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1727" calcext:value-type="float">
            <text:p>11727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1829" calcext:value-type="float">
            <text:p>11829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1929" calcext:value-type="float">
            <text:p>11929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2029" calcext:value-type="float">
            <text:p>12029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2131" calcext:value-type="float">
            <text:p>12131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2231" calcext:value-type="float">
            <text:p>12231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2333" calcext:value-type="float">
            <text:p>12333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2433" calcext:value-type="float">
            <text:p>12433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12533" calcext:value-type="float">
            <text:p>12533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2635" calcext:value-type="float">
            <text:p>12635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2735" calcext:value-type="float">
            <text:p>12735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2835" calcext:value-type="float">
            <text:p>12835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2937" calcext:value-type="float">
            <text:p>12937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3037" calcext:value-type="float">
            <text:p>13037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13137" calcext:value-type="float">
            <text:p>13137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3239" calcext:value-type="float">
            <text:p>13239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3339" calcext:value-type="float">
            <text:p>13339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3440" calcext:value-type="float">
            <text:p>13440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3541" calcext:value-type="float">
            <text:p>13541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3641" calcext:value-type="float">
            <text:p>13641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3742" calcext:value-type="float">
            <text:p>13742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3843" calcext:value-type="float">
            <text:p>13843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3943" calcext:value-type="float">
            <text:p>13943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4044" calcext:value-type="float">
            <text:p>14044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14145" calcext:value-type="float">
            <text:p>14145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4245" calcext:value-type="float">
            <text:p>14245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4347" calcext:value-type="float">
            <text:p>14347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4447" calcext:value-type="float">
            <text:p>14447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4547" calcext:value-type="float">
            <text:p>14547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4649" calcext:value-type="float">
            <text:p>14649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14749" calcext:value-type="float">
            <text:p>14749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14850" calcext:value-type="float">
            <text:p>1485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4951" calcext:value-type="float">
            <text:p>14951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5051" calcext:value-type="float">
            <text:p>15051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5152" calcext:value-type="float">
            <text:p>15152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5253" calcext:value-type="float">
            <text:p>15253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5353" calcext:value-type="float">
            <text:p>15353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5454" calcext:value-type="float">
            <text:p>15454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5555" calcext:value-type="float">
            <text:p>15555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5655" calcext:value-type="float">
            <text:p>15655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15756" calcext:value-type="float">
            <text:p>15756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5857" calcext:value-type="float">
            <text:p>15857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5958" calcext:value-type="float">
            <text:p>15958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6058" calcext:value-type="float">
            <text:p>16058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6159" calcext:value-type="float">
            <text:p>16159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6260" calcext:value-type="float">
            <text:p>16260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6360" calcext:value-type="float">
            <text:p>1636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6461" calcext:value-type="float">
            <text:p>16461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6562" calcext:value-type="float">
            <text:p>16562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6663" calcext:value-type="float">
            <text:p>16663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6763" calcext:value-type="float">
            <text:p>16763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6864" calcext:value-type="float">
            <text:p>1686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6965" calcext:value-type="float">
            <text:p>16965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17065" calcext:value-type="float">
            <text:p>17065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7166" calcext:value-type="float">
            <text:p>17166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17267" calcext:value-type="float">
            <text:p>17267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7368" calcext:value-type="float">
            <text:p>17368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17468" calcext:value-type="float">
            <text:p>17468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7569" calcext:value-type="float">
            <text:p>17569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7670" calcext:value-type="float">
            <text:p>176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7770" calcext:value-type="float">
            <text:p>177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7871" calcext:value-type="float">
            <text:p>17871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17972" calcext:value-type="float">
            <text:p>17972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18072" calcext:value-type="float">
            <text:p>18072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8173" calcext:value-type="float">
            <text:p>18173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8274" calcext:value-type="float">
            <text:p>1827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8374" calcext:value-type="float">
            <text:p>1837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8476" calcext:value-type="float">
            <text:p>18476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8576" calcext:value-type="float">
            <text:p>18576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8676" calcext:value-type="float">
            <text:p>18676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8778" calcext:value-type="float">
            <text:p>18778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8878" calcext:value-type="float">
            <text:p>18878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8979" calcext:value-type="float">
            <text:p>18979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9080" calcext:value-type="float">
            <text:p>1908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9180" calcext:value-type="float">
            <text:p>1918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9281" calcext:value-type="float">
            <text:p>19281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9382" calcext:value-type="float">
            <text:p>19382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9482" calcext:value-type="float">
            <text:p>19482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19584" calcext:value-type="float">
            <text:p>1958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9684" calcext:value-type="float">
            <text:p>1968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9784" calcext:value-type="float">
            <text:p>1978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9886" calcext:value-type="float">
            <text:p>19886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9986" calcext:value-type="float">
            <text:p>19986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0086" calcext:value-type="float">
            <text:p>20086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0188" calcext:value-type="float">
            <text:p>20188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0288" calcext:value-type="float">
            <text:p>20288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0388" calcext:value-type="float">
            <text:p>20388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20490" calcext:value-type="float">
            <text:p>20490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20590" calcext:value-type="float">
            <text:p>2059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0690" calcext:value-type="float">
            <text:p>2069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0792" calcext:value-type="float">
            <text:p>20792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0892" calcext:value-type="float">
            <text:p>20892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0994" calcext:value-type="float">
            <text:p>2099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1094" calcext:value-type="float">
            <text:p>210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21194" calcext:value-type="float">
            <text:p>21194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21296" calcext:value-type="float">
            <text:p>21296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1396" calcext:value-type="float">
            <text:p>21396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1496" calcext:value-type="float">
            <text:p>21496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1598" calcext:value-type="float">
            <text:p>21598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1698" calcext:value-type="float">
            <text:p>21698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1798" calcext:value-type="float">
            <text:p>21798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22202" calcext:value-type="float">
            <text:p>22202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2302" calcext:value-type="float">
            <text:p>22302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2403" calcext:value-type="float">
            <text:p>22403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2504" calcext:value-type="float">
            <text:p>2250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2604" calcext:value-type="float">
            <text:p>2260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2705" calcext:value-type="float">
            <text:p>22705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22806" calcext:value-type="float">
            <text:p>22806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22906" calcext:value-type="float">
            <text:p>22906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3008" calcext:value-type="float">
            <text:p>23008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3108" calcext:value-type="float">
            <text:p>23108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3208" calcext:value-type="float">
            <text:p>23208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3310" calcext:value-type="float">
            <text:p>2331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3410" calcext:value-type="float">
            <text:p>2341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3511" calcext:value-type="float">
            <text:p>23511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3612" calcext:value-type="float">
            <text:p>23612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23712" calcext:value-type="float">
            <text:p>23712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23813" calcext:value-type="float">
            <text:p>23813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3914" calcext:value-type="float">
            <text:p>2391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4014" calcext:value-type="float">
            <text:p>24014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24115" calcext:value-type="float">
            <text:p>24115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4216" calcext:value-type="float">
            <text:p>24216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4316" calcext:value-type="float">
            <text:p>24316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24417" calcext:value-type="float">
            <text:p>24417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4518" calcext:value-type="float">
            <text:p>24518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4619" calcext:value-type="float">
            <text:p>24619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4719" calcext:value-type="float">
            <text:p>24719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4820" calcext:value-type="float">
            <text:p>2482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4921" calcext:value-type="float">
            <text:p>24921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25021" calcext:value-type="float">
            <text:p>25021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5122" calcext:value-type="float">
            <text:p>25122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5223" calcext:value-type="float">
            <text:p>25223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25324" calcext:value-type="float">
            <text:p>25324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25424" calcext:value-type="float">
            <text:p>2542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5525" calcext:value-type="float">
            <text:p>25525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5626" calcext:value-type="float">
            <text:p>25626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5726" calcext:value-type="float">
            <text:p>25726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25827" calcext:value-type="float">
            <text:p>25827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5928" calcext:value-type="float">
            <text:p>25928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26029" calcext:value-type="float">
            <text:p>26029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26129" calcext:value-type="float">
            <text:p>26129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6230" calcext:value-type="float">
            <text:p>2623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6331" calcext:value-type="float">
            <text:p>26331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6431" calcext:value-type="float">
            <text:p>26431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6532" calcext:value-type="float">
            <text:p>26532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6633" calcext:value-type="float">
            <text:p>26633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6733" calcext:value-type="float">
            <text:p>26733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6834" calcext:value-type="float">
            <text:p>26834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26935" calcext:value-type="float">
            <text:p>26935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27035" calcext:value-type="float">
            <text:p>27035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27137" calcext:value-type="float">
            <text:p>27137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7237" calcext:value-type="float">
            <text:p>27237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7338" calcext:value-type="float">
            <text:p>27338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7439" calcext:value-type="float">
            <text:p>27439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7539" calcext:value-type="float">
            <text:p>2753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27640" calcext:value-type="float">
            <text:p>27640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27741" calcext:value-type="float">
            <text:p>27741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27841" calcext:value-type="float">
            <text:p>27841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27942" calcext:value-type="float">
            <text:p>27942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8043" calcext:value-type="float">
            <text:p>28043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8143" calcext:value-type="float">
            <text:p>28143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28244" calcext:value-type="float">
            <text:p>28244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28345" calcext:value-type="float">
            <text:p>28345</text:p>
          </table:table-cell>
          <table:table-cell office:value-type="float" office:value="979" calcext:value-type="float">
            <text:p>979</text:p>
          </table:table-cell>
        </table:table-row>
      </table:table>
      <table:table table:name="Hoja2" table:style-name="ta1"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1597" calcext:value-type="float">
            <text:p>1597</text:p>
          </table:table-cell>
          <table:table-cell/>
          <table:table-cell table:formula="of:=AVERAGE([.A1:.A74])" office:value-type="float" office:value="1608.02702702703" calcext:value-type="float">
            <text:p>1608,027027027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0T10:26:13.194163079</dc:date>
    <meta:editing-duration>PT49M53S</meta:editing-duration>
    <meta:editing-cycles>1</meta:editing-cycles>
    <meta:document-statistic meta:table-count="2" meta:cell-count="641" meta:object-count="1"/>
    <meta:generator>LibreOffice/5.1.4.2$Linux_x86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7.846cm" svg:height="19.926cm" xlink:href=".." xlink:type="simple" chart:class="chart:line" chart:style-name="ch1">
        <chart:legend chart:legend-position="end" svg:x="74.791cm" svg:y="9.662cm" style:legend-expansion="high" chart:style-name="ch2"/>
        <chart:plot-area chart:style-name="ch3" table:cell-range-address="valores_pendulo.A1:valores_pendulo.B283" chart:data-source-has-labels="column" svg:x="1.556cm" svg:y="0.398cm" svg:width="71.679cm" svg:height="19.13cm">
          <chartooo:coordinate-region svg:x="2.368cm" svg:y="0.6cm" svg:width="70.209cm" svg:height="17.875cm"/>
          <chart:axis chart:dimension="x" chart:name="primary-x" chart:style-name="ch4" chartooo:axis-type="auto">
            <chartooo:date-scale/>
            <chart:categories table:cell-range-address="valores_pendulo.A1:valores_pendulo.A28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alores_pendulo.B1:valores_pendulo.B283" chart:class="chart:line">
            <chart:data-point chart:repeated="2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tiempo </text:p>
                <draw:g>
                  <svg:desc>valores_pendulo.A1:valores_pendulo.A283</svg:desc>
                </draw:g>
              </table:table-cell>
              <table:table-cell office:value-type="float" office:value="NaN">
                <text:p>NaN</text:p>
                <draw:g>
                  <svg:desc>valores_pendulo.B1:valores_pendulo.B283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1005">
                <text:p>1005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1106">
                <text:p>1106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float" office:value="1207">
                <text:p>1207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1307">
                <text:p>1307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1409">
                <text:p>1409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1509">
                <text:p>1509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1609">
                <text:p>1609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1711">
                <text:p>1711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1811">
                <text:p>1811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1911">
                <text:p>1911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2113">
                <text:p>2113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2213">
                <text:p>2213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2315">
                <text:p>2315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2415">
                <text:p>2415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2515">
                <text:p>2515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float" office:value="2666">
                <text:p>2666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2767">
                <text:p>2767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float" office:value="2868">
                <text:p>2868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float" office:value="2968">
                <text:p>2968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float" office:value="3069">
                <text:p>3069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3170">
                <text:p>3170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3270">
                <text:p>3270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3372">
                <text:p>337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3472">
                <text:p>347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3572">
                <text:p>357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3673">
                <text:p>3673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3774">
                <text:p>3774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3874">
                <text:p>3874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3975">
                <text:p>3975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4076">
                <text:p>407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4176">
                <text:p>417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4277">
                <text:p>427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4378">
                <text:p>4378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4478">
                <text:p>4478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4579">
                <text:p>4579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4680">
                <text:p>4680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4781">
                <text:p>4781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4881">
                <text:p>4881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4982">
                <text:p>498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5083">
                <text:p>5083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5183">
                <text:p>5183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5284">
                <text:p>5284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5385">
                <text:p>5385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5485">
                <text:p>5485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5586">
                <text:p>558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5687">
                <text:p>568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5787">
                <text:p>578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5888">
                <text:p>5888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5989">
                <text:p>5989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6089">
                <text:p>6089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6190">
                <text:p>6190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6291">
                <text:p>6291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6391">
                <text:p>6391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6492">
                <text:p>649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6593">
                <text:p>6593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6693">
                <text:p>669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6794">
                <text:p>679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6895">
                <text:p>689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6995">
                <text:p>6995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7096">
                <text:p>709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7197">
                <text:p>719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7298">
                <text:p>7298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7398">
                <text:p>7398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7499">
                <text:p>7499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7801">
                <text:p>7801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7902">
                <text:p>790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8002">
                <text:p>800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8102">
                <text:p>810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8204">
                <text:p>820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8304">
                <text:p>830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8404">
                <text:p>840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8506">
                <text:p>8506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8606">
                <text:p>860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8707">
                <text:p>870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8808">
                <text:p>8808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8908">
                <text:p>8908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9009">
                <text:p>9009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float" office:value="9110">
                <text:p>9110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9210">
                <text:p>9210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9311">
                <text:p>9311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9412">
                <text:p>941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9512">
                <text:p>951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9613">
                <text:p>9613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9714">
                <text:p>9714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9815">
                <text:p>9815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float" office:value="9915">
                <text:p>991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0016">
                <text:p>1001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10117">
                <text:p>1011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10217">
                <text:p>10217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0318">
                <text:p>10318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10419">
                <text:p>10419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10519">
                <text:p>10519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10620">
                <text:p>10620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10721">
                <text:p>10721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0821">
                <text:p>10821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10923">
                <text:p>1092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1023">
                <text:p>1102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1123">
                <text:p>11123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11225">
                <text:p>11225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11325">
                <text:p>11325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11425">
                <text:p>11425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11527">
                <text:p>11527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1627">
                <text:p>1162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11727">
                <text:p>1172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11829">
                <text:p>11829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11929">
                <text:p>11929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12029">
                <text:p>12029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12131">
                <text:p>12131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2231">
                <text:p>12231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12333">
                <text:p>1233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2433">
                <text:p>1243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12533">
                <text:p>1253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2635">
                <text:p>12635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12735">
                <text:p>12735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12835">
                <text:p>12835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12937">
                <text:p>1293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13037">
                <text:p>13037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13137">
                <text:p>13137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3239">
                <text:p>13239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3339">
                <text:p>13339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3440">
                <text:p>13440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13541">
                <text:p>13541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13641">
                <text:p>13641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3742">
                <text:p>1374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13843">
                <text:p>1384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3943">
                <text:p>1394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4044">
                <text:p>14044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14145">
                <text:p>1414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4245">
                <text:p>1424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4347">
                <text:p>1434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14447">
                <text:p>1444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14547">
                <text:p>14547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4649">
                <text:p>14649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14749">
                <text:p>14749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14850">
                <text:p>1485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4951">
                <text:p>14951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15051">
                <text:p>15051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15152">
                <text:p>1515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15253">
                <text:p>15253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15353">
                <text:p>1535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5454">
                <text:p>15454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15555">
                <text:p>1555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5655">
                <text:p>15655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15756">
                <text:p>1575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5857">
                <text:p>15857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5958">
                <text:p>1595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6058">
                <text:p>1605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6159">
                <text:p>16159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6260">
                <text:p>16260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float" office:value="16360">
                <text:p>1636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6461">
                <text:p>16461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6562">
                <text:p>1656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6663">
                <text:p>1666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6763">
                <text:p>1676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6864">
                <text:p>1686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6965">
                <text:p>16965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17065">
                <text:p>1706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7166">
                <text:p>17166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17267">
                <text:p>17267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17368">
                <text:p>17368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17468">
                <text:p>1746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7569">
                <text:p>17569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7670">
                <text:p>1767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7770">
                <text:p>1777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7871">
                <text:p>17871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float" office:value="17972">
                <text:p>17972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18072">
                <text:p>1807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8173">
                <text:p>1817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8274">
                <text:p>1827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8374">
                <text:p>1837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8476">
                <text:p>1847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8576">
                <text:p>1857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8676">
                <text:p>1867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8778">
                <text:p>1877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8878">
                <text:p>18878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18979">
                <text:p>18979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9080">
                <text:p>1908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9180">
                <text:p>1918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9281">
                <text:p>19281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9382">
                <text:p>1938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9482">
                <text:p>19482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19584">
                <text:p>1958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9684">
                <text:p>1968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9784">
                <text:p>1978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9886">
                <text:p>1988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9986">
                <text:p>1998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0086">
                <text:p>2008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0188">
                <text:p>2018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0288">
                <text:p>2028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0388">
                <text:p>20388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20490">
                <text:p>20490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20590">
                <text:p>2059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0690">
                <text:p>2069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0792">
                <text:p>2079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0892">
                <text:p>2089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0994">
                <text:p>2099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1094">
                <text:p>21094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float" office:value="21194">
                <text:p>21194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21296">
                <text:p>2129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1396">
                <text:p>2139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1496">
                <text:p>2149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1598">
                <text:p>2159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1698">
                <text:p>2169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1798">
                <text:p>2179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22202">
                <text:p>2220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2302">
                <text:p>2230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2403">
                <text:p>2240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2504">
                <text:p>2250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2604">
                <text:p>2260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2705">
                <text:p>22705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22806">
                <text:p>22806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22906">
                <text:p>2290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3008">
                <text:p>2300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3108">
                <text:p>2310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3208">
                <text:p>2320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3310">
                <text:p>2331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3410">
                <text:p>2341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3511">
                <text:p>23511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3612">
                <text:p>23612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23712">
                <text:p>2371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23813">
                <text:p>2381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3914">
                <text:p>2391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4014">
                <text:p>24014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24115">
                <text:p>2411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4216">
                <text:p>2421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4316">
                <text:p>24316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24417">
                <text:p>24417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4518">
                <text:p>2451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4619">
                <text:p>24619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4719">
                <text:p>24719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4820">
                <text:p>2482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4921">
                <text:p>24921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25021">
                <text:p>25021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5122">
                <text:p>2512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5223">
                <text:p>25223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25324">
                <text:p>25324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25424">
                <text:p>2542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5525">
                <text:p>2552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5626">
                <text:p>2562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5726">
                <text:p>25726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25827">
                <text:p>25827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5928">
                <text:p>25928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26029">
                <text:p>26029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26129">
                <text:p>26129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6230">
                <text:p>2623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6331">
                <text:p>26331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6431">
                <text:p>26431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6532">
                <text:p>2653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6633">
                <text:p>2663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6733">
                <text:p>2673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6834">
                <text:p>26834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26935">
                <text:p>26935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27035">
                <text:p>27035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27137">
                <text:p>27137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7237">
                <text:p>27237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7338">
                <text:p>2733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7439">
                <text:p>27439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7539">
                <text:p>27539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27640">
                <text:p>27640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27741">
                <text:p>27741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27841">
                <text:p>27841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27942">
                <text:p>2794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8043">
                <text:p>2804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8143">
                <text:p>28143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28244">
                <text:p>28244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28345">
                <text:p>28345</text:p>
              </table:table-cell>
              <table:table-cell office:value-type="float" office:value="979">
                <text:p>9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